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40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51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7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2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6" draw:text-style-name="P20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6" draw:text-style-name="P20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6" draw:text-style-name="P20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6" draw:text-style-name="P21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2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2" draw:text-style-name="P22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2" draw:text-style-name="P18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2" draw:text-style-name="P18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2" draw:text-style-name="P18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2" draw:text-style-name="P18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2" draw:text-style-name="P22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2" draw:text-style-name="P18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2" draw:text-style-name="P22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2" draw:text-style-name="P18" draw:layer="layout" svg:width="6.708cm" svg:height="1.517cm" svg:x="34.107cm" svg:y="32.256cm">
          <draw:text-box>
            <text:p><text:span text:style-name="T10">0x0000000c</text:span></text:p>
          </draw:text-box>
        </draw:frame>
        <draw:frame draw:style-name="gr32" draw:text-style-name="P18" draw:layer="layout" svg:width="6.708cm" svg:height="1.517cm" svg:x="12.807cm" svg:y="35.941cm">
          <draw:text-box>
            <text:p><text:span text:style-name="T10">0x00000000</text:span></text:p>
          </draw:text-box>
        </draw:frame>
        <draw:frame draw:style-name="gr32" draw:text-style-name="P18" draw:layer="layout" svg:width="6.708cm" svg:height="1.517cm" svg:x="5.807cm" svg:y="35.942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19.907cm" svg:y="35.942cm">
          <draw:text-box>
            <text:p><text:span text:style-name="T10">0x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2:05.979102780</dc:date>
    <meta:editing-duration>P1DT45M25S</meta:editing-duration>
    <meta:editing-cycles>94</meta:editing-cycles>
    <meta:generator>LibreOffice/6.0.6.2$Linux_X86_64 LibreOffice_project/00m0$Build-2</meta:generator>
    <meta:document-statistic meta:object-count="187"/>
  </office:meta>
</office:document-meta>
</file>